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9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zultat_faze_1" table:style-name="ta1">
        <table:shapes>
          <draw:frame draw:z-index="0" draw:style-name="gr1" draw:text-style-name="P1" svg:width="584.82pt" svg:height="307.22pt" svg:x="205.88pt" svg:y="40.65pt">
            <loext:p draw:notify-on-update-of-ranges="rezultat_faze_1.A1:rezultat_faze_1.A93 rezultat_faze_1.B1:rezultat_faze_1.B9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74.7pt" svg:height="335.06pt" svg:x="210.56pt" svg:y="365.95pt">
            <loext:p draw:notify-on-update-of-ranges="rezultat_faze_1.A1:rezultat_faze_1.A10 rezultat_faze_1.B1:rezultat_faze_1.B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cussion <text:s/>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feature-request <text:s/>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ug <text:s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upport <text:s/>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design <text:s/>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tatus-completed <text:s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ags <text:s/>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questions <text:s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ag-synonyms <text:s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nswers <text:s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diting <text:s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mments <text:s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cope <text:s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aq-contents <text:s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ecific-question 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ose-reasons 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osed-questions 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adges 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ockups <text:s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ackexchange 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putation 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omotion 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sability 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tus-bydesign 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lection 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tagging 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n-topic 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ff-topic 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erators 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og 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gration 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x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mages 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er-interface 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g-blacklist-request 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rge 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lagging 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munity-ads 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t 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otes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xexchange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g-wiki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tus-declined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estion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elp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aq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unty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king-questions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ers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gging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tus-norepro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ta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cepted-answer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ting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er-accounts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answered-questions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te-growth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aring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arch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bile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grate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yperlinks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erence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unity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cessibility 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-votes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ality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tected-questions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ile-page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go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act-duplicates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unity-wiki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te-to-close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deo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witter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us-deferred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istics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ferences-and-sources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vigation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deration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ts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matting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nts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-votes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eted-questions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finition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ure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tagged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tus-planned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-users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down <text:s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vorites <text:s/>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18:08:52.441120592</dc:date>
    <meta:editing-duration>PT8M39S</meta:editing-duration>
    <meta:editing-cycles>1</meta:editing-cycles>
    <meta:document-statistic meta:table-count="1" meta:cell-count="18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32cm" svg:height="10.839cm" xlink:href=".." xlink:type="simple" chart:class="chart:bar" chart:style-name="ch1">
        <chart:title svg:x="8.483cm" svg:y="0.46cm" chart:style-name="ch2">
          <text:p>Ponavljanje riječi</text:p>
        </chart:title>
        <chart:plot-area chart:style-name="ch3" table:cell-range-address="rezultat_faze_1.A1:rezultat_faze_1.B93" chart:data-source-has-labels="column" svg:x="1.423cm" svg:y="1.347cm" svg:width="18.797cm" svg:height="8.295cm">
          <chartooo:coordinate-region svg:x="2.783cm" svg:y="1.347cm" svg:width="17.39cm" svg:height="5.582cm"/>
          <chart:axis chart:dimension="x" chart:name="primary-x" chart:style-name="ch4" chartooo:axis-type="auto">
            <chartooo:date-scale/>
            <chart:title svg:x="10.407cm" svg:y="9.858cm" chart:style-name="ch5">
              <text:p>Ključ</text:p>
            </chart:title>
            <chart:categories table:cell-range-address="rezultat_faze_1.A1:rezultat_faze_1.A93"/>
          </chart:axis>
          <chart:axis chart:dimension="y" chart:name="primary-y" chart:style-name="ch6">
            <chart:title svg:x="0.451cm" svg:y="6.266cm" chart:style-name="ch7">
              <text:p>Vrijednost</text:p>
            </chart:title>
            <chart:grid chart:style-name="ch8" chart:class="major"/>
          </chart:axis>
          <chart:series chart:style-name="ch9" chart:values-cell-range-address="rezultat_faze_1.B1:rezultat_faze_1.B93" chart:class="chart:bar">
            <chart:data-point chart:repeated="9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iscussion  </text:p>
                <draw:g>
                  <svg:desc>rezultat_faze_1.A1:rezultat_faze_1.A93</svg:desc>
                </draw:g>
              </table:table-cell>
              <table:table-cell office:value-type="float" office:value="533">
                <text:p>533</text:p>
                <draw:g>
                  <svg:desc>rezultat_faze_1.B1:rezultat_faze_1.B93</svg:desc>
                </draw:g>
              </table:table-cell>
            </table:table-row>
            <table:table-row>
              <table:table-cell office:value-type="string">
                <text:p>feature-request  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bug  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upport  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design  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status-completed  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tags  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questions  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tag-synonyms  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nswers  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diting 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omments 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cope 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aq-contents 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pecific-question 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lose-reasons 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losed-questions 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adges 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ckups 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tackexchange 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putation 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omotion 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usability 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tatus-bydesign 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lection 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tagging 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on-topic 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off-topic 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oderators 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log 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igration 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x 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mages 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user-interface 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ag-blacklist-request 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erge 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lagging 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mmunity-ads 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hat 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votes 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uxexchange 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ag-wiki 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tatus-declined 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question 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elp 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aq 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ounty 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sking-questions 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users 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agging 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tatus-norepro 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eta 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ccepted-answer 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voting 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ser-accounts 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nanswered-questions 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ite-growth 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haring 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arch 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bile 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igrate 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yperlinks 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nference 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mmunity 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ccessibility 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p-votes 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uality 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tected-questions 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file-page 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go 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xact-duplicates 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mmunity-wiki 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ote-to-close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ideo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witter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atus-deferred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atistics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ferences-and-sources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avigation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deration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a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ts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ormatting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vents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wn-votes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leted-questions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finition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ulture 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ntagged 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atus-planned 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w-users 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kdown 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vorites  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75cm" svg:height="11.821cm" xlink:href=".." xlink:type="simple" chart:class="chart:bar" chart:style-name="ch1">
        <chart:title svg:x="8.863cm" svg:y="0.372cm" chart:style-name="ch2">
          <text:p>Top 10 riječi</text:p>
        </chart:title>
        <chart:legend chart:legend-position="end" svg:x="18.012cm" svg:y="5.611cm" style:legend-expansion="high" chart:style-name="ch3"/>
        <chart:plot-area chart:style-name="ch4" table:cell-range-address="rezultat_faze_1.A1:rezultat_faze_1.B10" chart:data-source-has-labels="column" svg:x="1.416cm" svg:y="1.387cm" svg:width="16.191cm" svg:height="9.21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38cm" svg:y="1.387cm" svg:width="15.354cm" svg:height="6.66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9.097cm" svg:y="10.84cm" chart:style-name="ch6">
              <text:p>Ključ</text:p>
            </chart:title>
            <chart:categories table:cell-range-address="rezultat_faze_1.A1:rezultat_faze_1.A10"/>
          </chart:axis>
          <chart:axis chart:dimension="y" chart:name="primary-y" chart:style-name="ch7">
            <chart:title svg:x="0.451cm" svg:y="6.767cm" chart:style-name="ch8">
              <text:p>Vrijednost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rezultat_faze_1.B1:rezultat_faze_1.B1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iscussion  </text:p>
                <draw:g>
                  <svg:desc>rezultat_faze_1.A1:rezultat_faze_1.A10</svg:desc>
                </draw:g>
              </table:table-cell>
              <table:table-cell office:value-type="float" office:value="533">
                <text:p>533</text:p>
                <draw:g>
                  <svg:desc>rezultat_faze_1.B1:rezultat_faze_1.B10</svg:desc>
                </draw:g>
              </table:table-cell>
            </table:table-row>
            <table:table-row>
              <table:table-cell office:value-type="string">
                <text:p>feature-request  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bug  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upport  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design  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status-completed  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tags  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questions  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tag-synonyms  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nswers  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